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Times New Roman"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Times New Roman" fo:hyphenate="false"/>
    </style:style>
    <style:style style:name="P3" style:family="paragraph">
      <style:text-properties fo:font-size="11pt" fo:font-style="italic" style:font-size-asian="11pt" style:font-style-asian="italic" style:font-size-complex="11pt" style:font-style-complex="italic"/>
    </style:style>
    <style:style style:name="P4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Times New Roman" fo:hyphenate="false"/>
    </style:style>
    <style:style style:name="P6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gr1" style:family="graphic">
      <style:graphic-properties draw:stroke="solid" svg:stroke-color="#000000" draw:fill="none" draw:fill-color="#ffffff" draw:textarea-vertical-align="middle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draw:textarea-vertical-align="middle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draw:textarea-vertical-align="middle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draw:textarea-vertical-align="middle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draw:textarea-vertical-align="middle" fo:min-height="1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draw:textarea-vertical-align="middle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draw:textarea-vertical-align="middle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draw:textarea-vertical-align="middle" fo:min-height="1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none" draw:fill-color="#ffffff" draw:textarea-vertical-align="middle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000000" draw:fill="none" draw:fill-color="#ffffff" draw:textarea-vertical-align="middle" fo:min-height="1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color="#000000" draw:fill="none" draw:fill-color="#ffffff" draw:textarea-vertical-align="middle" fo:min-height="1.1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2" svg:width="3.017cm" svg:height="1.165cm" svg:x="0.907cm" svg:y="2.632cm"><draw:text-box><text:p text:style-name="P1"><text:span text:style-name="T1">Avancer</text:span></text:p><text:p text:style-name="P1"><text:span text:style-name="T1">LEDs Avant</text:span></text:p></draw:text-box></draw:frame><draw:frame text:anchor-type="paragraph" draw:z-index="1" draw:name="Forme1" draw:style-name="gr2" draw:text-style-name="P2" svg:width="3.017cm" svg:height="1.165cm" svg:x="5.907cm" svg:y="2.632cm"><draw:text-box><text:p text:style-name="P1"><text:span text:style-name="T1">Obstacle Avant</text:span></text:p></draw:text-box></draw:frame><draw:frame text:anchor-type="paragraph" draw:z-index="2" draw:name="Forme2" draw:style-name="gr3" draw:text-style-name="P4" svg:width="3.361cm" svg:height="1.138cm" svg:x="5.907cm" svg:y="1.15cm"><draw:text-box><text:p text:style-name="P3"><text:span text:style-name="T2">Distance de sécurité (inertie)</text:span></text:p></draw:text-box></draw:frame><draw:frame text:anchor-type="paragraph" draw:z-index="3" draw:name="Forme1" draw:style-name="gr4" draw:text-style-name="P2" svg:width="3.414cm" svg:height="1.165cm" svg:x="10.908cm" svg:y="2.632cm"><draw:text-box><text:p text:style-name="P1"><text:span text:style-name="T1">Arrêt + feux Stop (LEDs Arrières)</text:span></text:p></draw:text-box></draw:frame><draw:frame text:anchor-type="paragraph" draw:z-index="4" draw:name="Forme1" draw:style-name="gr5" draw:text-style-name="P2" svg:width="3.017cm" svg:height="1.165cm" svg:x="0.907cm" svg:y="4.632cm"><draw:text-box><text:p text:style-name="P1"><text:span text:style-name="T1">Obstacle Avant</text:span></text:p></draw:text-box></draw:frame><draw:frame text:anchor-type="paragraph" draw:z-index="5" draw:name="Forme1" draw:style-name="gr6" draw:text-style-name="P2" svg:width="7.621cm" svg:height="1.95cm" svg:x="4.955cm" svg:y="4.426cm"><draw:text-box><text:p text:style-name="P1"><text:span text:style-name="T1">Reculer Ligne droite (distance aléatoire entre min et max)</text:span></text:p><text:p text:style-name="P5"><text:span text:style-name="T1">LEDs Arrière + Buzzer</text:span></text:p></draw:text-box></draw:frame><draw:frame text:anchor-type="paragraph" draw:z-index="6" draw:name="Forme1" draw:style-name="gr7" draw:text-style-name="P2" svg:width="3.017cm" svg:height="1.165cm" svg:x="13.813cm" svg:y="4.722cm"><draw:text-box><text:p text:style-name="P1"><text:span text:style-name="T1">Obstacle Arrière</text:span></text:p></draw:text-box></draw:frame><draw:line text:anchor-type="paragraph" draw:z-index="7" draw:name="Forme3" draw:style-name="gr8" draw:text-style-name="P6" svg:x1="4.187cm" svg:y1="3.267cm" svg:x2="5.907cm" svg:y2="3.267cm"><text:p/></draw:line><draw:frame text:anchor-type="paragraph" draw:z-index="8" draw:name="Forme1" draw:style-name="gr9" draw:text-style-name="P2" svg:width="3.414cm" svg:height="1.165cm" svg:x="13.051cm" svg:y="7.103cm"><draw:text-box><text:p text:style-name="P1"><text:span text:style-name="T1">Arrêt + feux Stop (LEDs Arrière)</text:span></text:p></draw:text-box></draw:frame><draw:line text:anchor-type="paragraph" draw:z-index="9" draw:name="Forme3" draw:style-name="gr8" draw:text-style-name="P6" svg:x1="9.188cm" svg:y1="3.267cm" svg:x2="10.908cm" svg:y2="3.267cm"><text:p/></draw:line><draw:line text:anchor-type="paragraph" draw:z-index="10" draw:name="Forme3" draw:style-name="gr8" draw:text-style-name="P6" svg:x1="4.055cm" svg:y1="5.251cm" svg:x2="4.955cm" svg:y2="5.251cm"><text:p/></draw:line><draw:line text:anchor-type="paragraph" draw:z-index="11" draw:name="Forme3" draw:style-name="gr8" draw:text-style-name="P6" svg:x1="12.739cm" svg:y1="5.251cm" svg:x2="13.639cm" svg:y2="5.251cm"><text:p/></draw:line><draw:line text:anchor-type="paragraph" draw:z-index="12" draw:name="Forme4" draw:style-name="gr8" draw:text-style-name="P6" svg:x1="15.115cm" svg:y1="5.886cm" svg:x2="15.115cm" svg:y2="6.944cm"><text:p/></draw:line><draw:frame text:anchor-type="paragraph" draw:z-index="13" draw:name="Forme1" draw:style-name="gr10" draw:text-style-name="P2" svg:width="7.621cm" svg:height="1.95cm" svg:x="5.087cm" svg:y="9.855cm"><draw:text-box><text:p text:style-name="P1"><text:span text:style-name="T1">Retourner (orientation aléatoire entre min et max)</text:span></text:p><text:p text:style-name="P5"><text:span text:style-name="T1">LEDs droites / gauches + Buzzer</text:span></text:p></draw:text-box></draw:frame><draw:frame text:anchor-type="paragraph" draw:z-index="14" draw:name="Forme1" draw:style-name="gr11" draw:text-style-name="P2" svg:width="3.017cm" svg:height="1.165cm" svg:x="13.813cm" svg:y="10.252cm"><draw:text-box><text:p text:style-name="P1"><text:span text:style-name="T1">Obstacle Arrière</text:span></text:p></draw:text-box></draw:frame><draw:frame text:anchor-type="paragraph" draw:z-index="15" draw:name="Forme1" draw:style-name="gr12" draw:text-style-name="P2" svg:width="3.414cm" svg:height="1.165cm" svg:x="13.051cm" svg:y="12.633cm"><draw:text-box><text:p text:style-name="P1"><text:span text:style-name="T1">Arrêt + feux Stop (LEDs Arrière)</text:span></text:p></draw:text-box></draw:frame><draw:line text:anchor-type="paragraph" draw:z-index="16" draw:name="Forme3" draw:style-name="gr8" draw:text-style-name="P6" svg:x1="12.739cm" svg:y1="10.781cm" svg:x2="13.639cm" svg:y2="10.781cm"><text:p/></draw:line><draw:line text:anchor-type="paragraph" draw:z-index="17" draw:name="Forme4" draw:style-name="gr8" draw:text-style-name="P6" svg:x1="15.115cm" svg:y1="11.416cm" svg:x2="15.115cm" svg:y2="12.474cm"><text:p/></draw:line><draw:line text:anchor-type="paragraph" draw:z-index="18" draw:name="Forme3" draw:style-name="gr8" draw:text-style-name="P6" svg:x1="4.055cm" svg:y1="10.702cm" svg:x2="5.087cm" svg:y2="10.728cm"><text:p/></draw:line><draw:line text:anchor-type="paragraph" draw:z-index="19" draw:name="Forme5" draw:style-name="gr13" draw:text-style-name="P6" svg:x1="8.527cm" svg:y1="6.653cm" svg:x2="8.532cm" svg:y2="8.743cm"><text:p/></draw:line><draw:line text:anchor-type="paragraph" draw:z-index="20" draw:name="Forme6" draw:style-name="gr13" draw:text-style-name="P6" svg:x1="4.082cm" svg:y1="8.744cm" svg:x2="8.532cm" svg:y2="8.744cm"><text:p/></draw:line><draw:line text:anchor-type="paragraph" draw:z-index="21" draw:name="Forme7" draw:style-name="gr13" draw:text-style-name="P6" svg:x1="4.055cm" svg:y1="10.702cm" svg:x2="4.081cm" svg:y2="8.744cm"><text:p/></draw:line><draw:line text:anchor-type="paragraph" draw:z-index="22" draw:name="Forme8" draw:style-name="gr8" draw:text-style-name="P6" svg:x1="12.845cm" svg:y1="7.685cm" svg:x2="8.638cm" svg:y2="7.685cm"><text:p/></draw:line><draw:frame text:anchor-type="paragraph" draw:z-index="23" draw:name="Forme1" draw:style-name="gr14" draw:text-style-name="P2" svg:width="3.017cm" svg:height="1.165cm" svg:x="6.907cm" svg:y="14.633cm"><draw:text-box><text:p text:style-name="P1"><text:span text:style-name="T1">Avancer</text:span></text:p><text:p text:style-name="P1"><text:span text:style-name="T1">LEDs Avant</text:span></text:p></draw:text-box></draw:frame><draw:line text:anchor-type="paragraph" draw:z-index="24" draw:name="Forme9" draw:style-name="gr8" draw:text-style-name="P6" svg:x1="8.712cm" svg:y1="12.157cm" svg:x2="8.712cm" svg:y2="14.485cm"><text:p/></draw:line><draw:line text:anchor-type="paragraph" draw:z-index="25" draw:name="Forme10" draw:style-name="gr8" draw:text-style-name="P6" svg:x1="12.84cm" svg:y1="13.268cm" svg:x2="8.712cm" svg:y2="13.26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54:33.447000000</meta:creation-date>
    <meta:generator>LibreOffice/5.2.7.2$Windows_X86_64 LibreOffice_project/2b7f1e640c46ceb28adf43ee075a6e8b8439ed10</meta:generator>
    <dc:date>2019-05-11T17:19:57.123000000</dc:date>
    <meta:editing-duration>PT25M19S</meta:editing-duration>
    <meta:editing-cycles>7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